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8000000067D63C07A5210F919.png" manifest:media-type="image/png"/>
  <manifest:file-entry manifest:full-path="Pictures/1000040B000000D5000000973C0D0312DA07188D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itle">
      <style:text-properties officeooo:rsid="000464a6" officeooo:paragraph-rsid="000464a6"/>
    </style:style>
    <style:style style:name="P2" style:family="paragraph" style:parent-style-name="Text_20_body">
      <style:text-properties officeooo:rsid="00093df3" officeooo:paragraph-rsid="00093df3"/>
    </style:style>
    <style:style style:name="P3" style:family="paragraph" style:parent-style-name="Text_20_body">
      <style:paragraph-properties fo:text-align="start" style:justify-single-word="false"/>
      <style:text-properties officeooo:rsid="00093df3" officeooo:paragraph-rsid="0015f41d"/>
    </style:style>
    <style:style style:name="P4" style:family="paragraph" style:parent-style-name="Text_20_body">
      <style:text-properties officeooo:rsid="000cee60" officeooo:paragraph-rsid="000cee60"/>
    </style:style>
    <style:style style:name="P5" style:family="paragraph" style:parent-style-name="Text_20_body">
      <style:text-properties officeooo:rsid="000cee60" officeooo:paragraph-rsid="00124900"/>
    </style:style>
    <style:style style:name="P6" style:family="paragraph" style:parent-style-name="Text_20_body">
      <style:text-properties officeooo:rsid="000ed508" officeooo:paragraph-rsid="000ed508"/>
    </style:style>
    <style:style style:name="P7" style:family="paragraph" style:parent-style-name="Text_20_body">
      <style:text-properties officeooo:rsid="0014a943" officeooo:paragraph-rsid="0014a943"/>
    </style:style>
    <style:style style:name="P8" style:family="paragraph" style:parent-style-name="Text_20_body">
      <style:text-properties officeooo:rsid="0017559a" officeooo:paragraph-rsid="0018e840"/>
    </style:style>
    <style:style style:name="P9" style:family="paragraph" style:parent-style-name="Text_20_body">
      <style:text-properties officeooo:rsid="0019bf65" officeooo:paragraph-rsid="0019bf65"/>
    </style:style>
    <style:style style:name="P10" style:family="paragraph" style:parent-style-name="Text_20_body" style:list-style-name="L1">
      <style:text-properties officeooo:rsid="00093df3" officeooo:paragraph-rsid="00093df3"/>
    </style:style>
    <style:style style:name="P11" style:family="paragraph" style:parent-style-name="Text_20_body">
      <style:text-properties officeooo:rsid="000afafa" officeooo:paragraph-rsid="00062cc1"/>
    </style:style>
    <style:style style:name="P12" style:family="paragraph" style:parent-style-name="Text_20_body" style:list-style-name="L2">
      <style:text-properties officeooo:rsid="00062cc1" officeooo:paragraph-rsid="00062cc1"/>
    </style:style>
    <style:style style:name="P13" style:family="paragraph" style:parent-style-name="Text_20_body" style:list-style-name="L3">
      <style:text-properties officeooo:rsid="00062cc1" officeooo:paragraph-rsid="00062cc1"/>
    </style:style>
    <style:style style:name="P14" style:family="paragraph" style:parent-style-name="Text_20_body" style:list-style-name="L3">
      <style:text-properties fo:language="en" fo:country="US" officeooo:rsid="00062cc1" officeooo:paragraph-rsid="00062cc1"/>
    </style:style>
    <style:style style:name="P15" style:family="paragraph" style:parent-style-name="Text_20_body">
      <style:text-properties officeooo:rsid="000ed508" officeooo:paragraph-rsid="000cee60"/>
    </style:style>
    <style:style style:name="P16" style:family="paragraph" style:parent-style-name="Text_20_body">
      <style:text-properties officeooo:rsid="0014a943" officeooo:paragraph-rsid="0014a943"/>
    </style:style>
    <style:style style:name="P17" style:family="paragraph" style:parent-style-name="Text_20_body" style:list-style-name="L4">
      <style:text-properties officeooo:rsid="0014a943" officeooo:paragraph-rsid="0014a943"/>
    </style:style>
    <style:style style:name="P18" style:family="paragraph" style:parent-style-name="Text_20_body" style:list-style-name="L5">
      <style:text-properties officeooo:rsid="001b409e" officeooo:paragraph-rsid="001b409e"/>
    </style:style>
    <style:style style:name="P19" style:family="paragraph" style:parent-style-name="Text_20_body">
      <style:text-properties fo:font-weight="bold" officeooo:rsid="001b4c04" officeooo:paragraph-rsid="001b4c04" style:font-weight-asian="bold" style:font-weight-complex="bold"/>
    </style:style>
    <style:style style:name="P20" style:family="paragraph" style:parent-style-name="Text_20_body">
      <style:text-properties fo:font-weight="bold" officeooo:rsid="001b4c04" officeooo:paragraph-rsid="0024cd59" style:font-weight-asian="bold" style:font-weight-complex="bold"/>
    </style:style>
    <style:style style:name="P21" style:family="paragraph" style:parent-style-name="Heading_20_1">
      <style:text-properties officeooo:rsid="00093df3" officeooo:paragraph-rsid="00093df3"/>
    </style:style>
    <style:style style:name="P22" style:family="paragraph" style:parent-style-name="Heading_20_1">
      <style:text-properties officeooo:rsid="00062cc1" officeooo:paragraph-rsid="00062cc1"/>
    </style:style>
    <style:style style:name="P23" style:family="paragraph" style:parent-style-name="Heading_20_1">
      <style:text-properties officeooo:rsid="001b4c04" officeooo:paragraph-rsid="001b4c04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3df3"/>
    </style:style>
    <style:style style:name="T2" style:family="text">
      <style:text-properties officeooo:rsid="000afafa"/>
    </style:style>
    <style:style style:name="T3" style:family="text">
      <style:text-properties officeooo:rsid="000ed508"/>
    </style:style>
    <style:style style:name="T4" style:family="text">
      <style:text-properties fo:language="en" fo:country="US" officeooo:rsid="000ed508"/>
    </style:style>
    <style:style style:name="T5" style:family="text">
      <style:text-properties officeooo:rsid="0010c1ba"/>
    </style:style>
    <style:style style:name="T6" style:family="text">
      <style:text-properties officeooo:rsid="00124900"/>
    </style:style>
    <style:style style:name="T7" style:family="text">
      <style:text-properties officeooo:rsid="0014a943"/>
    </style:style>
    <style:style style:name="T8" style:family="text">
      <style:text-properties officeooo:rsid="0015f41d"/>
    </style:style>
    <style:style style:name="T9" style:family="text">
      <style:text-properties officeooo:rsid="0018e840"/>
    </style:style>
    <style:style style:name="T10" style:family="text">
      <style:text-properties officeooo:rsid="001b409e"/>
    </style:style>
    <style:style style:name="T11" style:family="text">
      <style:text-properties fo:font-weight="normal" officeooo:rsid="001bf7ea" style:font-weight-asian="normal" style:font-weight-complex="normal"/>
    </style:style>
    <style:style style:name="T12" style:family="text">
      <style:text-properties fo:font-weight="normal" officeooo:rsid="001d03f9" style:font-weight-asian="normal" style:font-weight-complex="normal"/>
    </style:style>
    <style:style style:name="T13" style:family="text">
      <style:text-properties fo:font-weight="normal" officeooo:rsid="001ee99e" style:font-weight-asian="normal" style:font-weight-complex="normal"/>
    </style:style>
    <style:style style:name="T14" style:family="text">
      <style:text-properties fo:font-weight="normal" officeooo:rsid="001f4d2d" style:font-weight-asian="normal" style:font-weight-complex="normal"/>
    </style:style>
    <style:style style:name="T15" style:family="text">
      <style:text-properties fo:font-weight="normal" officeooo:rsid="001fc67e" style:font-weight-asian="normal" style:font-weight-complex="normal"/>
    </style:style>
    <style:style style:name="T16" style:family="text">
      <style:text-properties fo:font-weight="normal" officeooo:rsid="0020d06b" style:font-weight-asian="normal" style:font-weight-complex="normal"/>
    </style:style>
    <style:style style:name="T17" style:family="text">
      <style:text-properties fo:font-weight="normal" officeooo:rsid="00222288" style:font-weight-asian="normal" style:font-weight-complex="normal"/>
    </style:style>
    <style:style style:name="T18" style:family="text">
      <style:text-properties fo:font-weight="normal" officeooo:rsid="0022b049" style:font-weight-asian="normal" style:font-weight-complex="normal"/>
    </style:style>
    <style:style style:name="T19" style:family="text">
      <style:text-properties fo:font-weight="normal" officeooo:rsid="0022f0e3" style:font-weight-asian="normal" style:font-weight-complex="normal"/>
    </style:style>
    <style:style style:name="T20" style:family="text">
      <style:text-properties fo:font-weight="normal" officeooo:rsid="0024cd59" style:font-weight-asian="normal" style:font-weight-complex="normal"/>
    </style:style>
    <style:style style:name="T21" style:family="text">
      <style:text-properties fo:font-weight="normal" officeooo:rsid="002508b0" style:font-weight-asian="normal" style:font-weight-complex="normal"/>
    </style:style>
    <style:style style:name="T22" style:family="text">
      <style:text-properties fo:font-weight="normal" officeooo:rsid="00260d35" style:font-weight-asian="normal" style:font-weight-complex="normal"/>
    </style:style>
    <style:style style:name="T23" style:family="text">
      <style:text-properties officeooo:rsid="001bf7ea"/>
    </style:style>
    <style:style style:name="T24" style:family="text">
      <style:text-properties fo:font-style="italic" officeooo:rsid="001bf7ea" style:font-style-asian="italic" style:font-style-complex="italic"/>
    </style:style>
    <style:style style:name="T25" style:family="text">
      <style:text-properties fo:font-style="italic" officeooo:rsid="0024cd59" style:font-style-asian="italic" style:font-style-complex="italic"/>
    </style:style>
    <style:style style:name="T26" style:family="text">
      <style:text-properties fo:font-style="italic" fo:font-weight="normal" officeooo:rsid="001bf7ea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1ee99e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20d06b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2b049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24cd59" style:font-style-asian="italic" style:font-weight-asian="normal" style:font-style-complex="italic" style:font-weight-complex="normal"/>
    </style:style>
    <style:style style:name="T31" style:family="text">
      <style:text-properties fo:font-style="normal" fo:font-weight="normal" officeooo:rsid="001bf7ea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4cd59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</text:p>
      <text:h text:style-name="P21" text:outline-level="1">Allgemeiner Aufbau</text:h>
      <text:p text:style-name="P2">Eine Position ist eine Satzmenge, die in den folgenden Berechnungen vorausgesetzt wird. Vor jeder Rechnung wird also jedem Satz dieser Menge der Wahrheitswert TRUE zugewiesen.</text:p>
      <text:p text:style-name="P2">Zu jedem Zeitpunkt wird jeder Person eine Position zugeschrieben. Sie besteht aus 3 Teilmengen:</text:p>
      <text:list xml:id="list305754407" text:style-name="L1">
        <text:list-item>
          <text:p text:style-name="P10">CH: Satzmenge atomarer Datierungshypothesen</text:p>
        </text:list-item>
        <text:list-item>
          <text:p text:style-name="P10">BK: Satzmenge von Hilfsannahmen</text:p>
        </text:list-item>
        <text:list-item>
          <text:p text:style-name="P10">EV: Satzmenge <text:span text:style-name="T2">von</text:span> Evidenzen</text:p>
        </text:list-item>
      </text:list>
      <text:p text:style-name="P3">Zusätzlich existiert zu jedem Zeitpunkt eine Position geteilter Annahmen (CON). Diese Annahmen werden zu allen Zeitpunkten von allen Personen akzeptiert <text:span text:style-name="T7">und auch bei der Berechnung von </text:span><text:span text:style-name="T7"><draw:g text:anchor-type="as-char" svg:y="-0.18cm" draw:z-index="0" draw:style-name="gr1"><svg:title>TexMaths</svg:title><svg:desc>12§display§\sigma§svg§600§FALSE§</svg:desc><draw:frame draw:style-name="gr2" draw:text-style-name="P24" svg:width="0.255cm" svg:height="0.181cm" svg:x="0cm" svg:y="0cm"><draw:image xlink:href="Pictures/1000040B000000D5000000973C0D0312DA07188D.svg" xlink:type="simple" xlink:show="embed" xlink:actuate="onLoad" loext:mime-type="image/svg+xml"><text:p/></draw:image><draw:image xlink:href="Pictures/1000020100000008000000067D63C07A5210F919.png" xlink:type="simple" xlink:show="embed" xlink:actuate="onLoad" loext:mime-type="image/png"/></draw:frame></draw:g></text:span><text:span text:style-name="T7"><text:s/>vorausgesetzt</text:span>. <text:span text:style-name="T8">(</text:span><text:span text:style-name="T8"><draw:g text:anchor-type="as-char" svg:y="-0.18cm" draw:z-index="1" draw:style-name="gr1"><svg:title>TexMaths</svg:title><svg:desc>12§display§\sigma§svg§600§FALSE§</svg:desc><draw:frame draw:style-name="gr2" draw:text-style-name="P24" svg:width="0.255cm" svg:height="0.181cm" svg:x="0cm" svg:y="0cm"><draw:image xlink:href="Pictures/1000040B000000D5000000973C0D0312DA07188D.svg" xlink:type="simple" xlink:show="embed" xlink:actuate="onLoad" loext:mime-type="image/svg+xml"><text:p/></draw:image><draw:image xlink:href="Pictures/1000020100000008000000067D63C07A5210F919.png" xlink:type="simple" xlink:show="embed" xlink:actuate="onLoad" loext:mime-type="image/png"/></draw:frame></draw:g></text:span><text:span text:style-name="T8"> steht für die Anzahl aller dialektisch konsistenten und vollständigen Positionen auf dialektischer Struktur) . CON enthält keine Datierungshypothesen.</text:span></text:p>
      <text:h text:style-name="P22" text:outline-level="1">Erstellungsregeln</text:h>
      <text:p text:style-name="P11">Bei der Auswahl der Sätze einer Position sollen gleichzeitig folgende Forderungen erfüllt werden:</text:p>
      <text:list xml:id="list1742906040" text:style-name="L2">
        <text:list-item>
          <text:p text:style-name="P12">Minim<text:span text:style-name="T1">iere die </text:span>Anzahl <text:span text:style-name="T1">an </text:span>Sätzen</text:p>
        </text:list-item>
        <text:list-item>
          <text:p text:style-name="P12"><text:span text:style-name="T1">Maximiere das </text:span>Bestätigung<text:span text:style-name="T1">smaß</text:span></text:p>
        </text:list-item>
        <text:list-item>
          <text:p text:style-name="P12"><text:span text:style-name="T2">M</text:span>axim<text:span text:style-name="T1">iere die</text:span> Buchtreue</text:p>
        </text:list-item>
      </text:list>
      <text:p text:style-name="P6">Die Regeln 2 und 3 können in Konflikt geraten. Beispiele hierfür sind folgende Sätze:</text:p>
      <text:list xml:id="list2002595291" text:style-name="L3">
        <text:list-item>
          <text:p text:style-name="P14"><text:span text:style-name="T3">[</text:span>Unbroken Sequence of Devon Strata<text:span text:style-name="T3">]</text:span></text:p>
        </text:list-item>
        <text:list-item>
          <text:p text:style-name="P13"><text:span text:style-name="T4">[Some North Devonian Strata - FA - 2]</text:span> <text:span text:style-name="T3">zum Zeitpunkt S5</text:span></text:p>
        </text:list-item>
      </text:list>
      <text:p text:style-name="P4">zu 1)</text:p>
      <text:p text:style-name="P5"><text:span text:style-name="T5">Im Sinne der Buchtreue ist</text:span> DLB‘<text:span text:style-name="T6">s Position im Moment die einzige, die diesen Satz enthält. Für einige Personen und Zeitpunkte gilt jedoch: Falls dieser Satz zur Position hinzukommt, dann wird die Datierung stärker bestätigt (Bsp?)</text:span></text:p>
      <text:p text:style-name="P4">zu 2)</text:p>
      <text:p text:style-name="P15">Für S5 gilt: Falls MUR‘s Position diesen Satz enthält, so ist seine Datierung stärker relativ bestätigt. Dies wäre jedoch nicht buchtreu. Im Buch wird MUR‘s Datierung zu diesem Zeitpunkt ein Ad-Hoc-Charakter zugeschrieben. </text:p>
      <text:h text:style-name="P23" text:outline-level="1"><text:soft-page-break/>Positionen <text:span text:style-name="T23">einzelner</text:span> Personen</text:h>
      <text:p text:style-name="P20">De la Beche (DLB) <text:span text:style-name="T20">DLB hält an </text:span><text:span text:style-name="T26">[Carboniferous fossils in pre-ORS strata] v</text:span><text:span text:style-name="T31">on Anfang bis Ende der Debatte </text:span><text:span text:style-name="T32">fest</text:span><text:span text:style-name="T31">. </text:span><text:span text:style-name="T32">Für ihn ist sie</text:span><text:span text:style-name="T31"> </text:span><text:span text:style-name="T11">eine Existenzaussage, die sich von </text:span><text:span text:style-name="T12">mehreren </text:span><text:span text:style-name="T11">Beispielen ableitet <text:s/>(nämlich Nord-Irland, Nord-West-Frankreich, Nord-Amerika). Ob sich DLB zu Beginn der Debatte </text:span><text:span text:style-name="T26">[Characteristic Rock Type Principle] (</text:span><text:span text:style-name="T27">[</text:span><text:span text:style-name="T26">CRTP</text:span><text:span text:style-name="T27">]</text:span><text:span text:style-name="T26">) </text:span><text:span text:style-name="T11">unterstellen lässt, ist fraglich. Jedoch wird dies zumindest von MUR behauptet. Dagegen </text:span><text:span text:style-name="T16">scheinen sich</text:span><text:span text:style-name="T11"> DLB </text:span><text:span text:style-name="T16">und</text:span><text:span text:style-name="T11"> PHI schon früh </text:span><text:span text:style-name="T20">einig zu sein </text:span><text:span text:style-name="T11">über </text:span><text:span text:style-name="T17">die Existenz </text:span><text:span text:style-name="T11">lokale</text:span><text:span text:style-name="T17">r</text:span><text:span text:style-name="T11"> Variationen, sowohl was Fauna und Flora, aber auch Sedimentierung angeht </text:span><text:span text:style-name="T14">(Vergleiche §5.7 mit </text:span><text:span text:style-name="T15">§10.5</text:span><text:span text:style-name="T14">).</text:span><text:span text:style-name="T11"> </text:span><text:span text:style-name="T13">Im Moment wird DLB für S0 und S1 unterstellt, dass er </text:span><text:span text:style-name="T28">[</text:span><text:span text:style-name="T27">CRTP</text:span><text:span text:style-name="T28">]</text:span><text:span text:style-name="T13"> akzeptiert und</text:span><text:span text:style-name="T27"> [Characteristic Fossil Principle] ([CFP])</text:span><text:span text:style-name="T13"> ablehnt. Mit der Einführung von [Local Variations – Fauna &amp; Flora] und [Local Varioations – Sedimentation] und deren Akzeptanz seitens DLBs in S2 wird die Ablehung von </text:span><text:span text:style-name="T27">[CRTP] </text:span><text:span text:style-name="T13">und </text:span><text:span text:style-name="T27">[CFP]</text:span><text:span text:style-name="T13"> zwangsläufig. </text:span><text:span text:style-name="T18">Mit den Ergebnissen von MUR‘s Devon Campaign konfrontiert, ändert DLB seine Meinung bezüglich der St</text:span><text:span text:style-name="T20">r</text:span><text:span text:style-name="T18">uktur von Devon. Er akzeptiert </text:span><text:span text:style-name="T29">[Culm trough]</text:span><text:span text:style-name="T18"> und </text:span><text:span text:style-name="T29">[Main Culm as Youngest Devonian Strata]</text:span><text:span text:style-name="T18"> (S3). Etwas später </text:span><text:span text:style-name="T20">(S4) </text:span><text:span text:style-name="T18">akzeptiert DLB</text:span><text:span text:style-name="T21">sogar</text:span><text:span text:style-name="T18"> </text:span><text:span text:style-name="T19">MUR‘s LSIL-Datierung einer Non-Culm-Schicht in Nord-Devon, </text:span><text:span text:style-name="T20">d.h </text:span><text:span text:style-name="T30">[Some Non-Culm as SIL]</text:span><text:span text:style-name="T20">. </text:span><text:span text:style-name="T22">Die PHI‘s ML-Datierung des Black Culm Limestones (BCL) macht sich DLB nicht zu eigen. Hier wird angenommen, dass er die </text:span></text:p>
      <text:p text:style-name="P19">Murchison (MUR):</text:p>
      <text:p text:style-name="P19">Lyell (LYE):</text:p>
      <text:p text:style-name="P19">Phillips (PHI):</text:p>
      <text:p text:style-name="P19">Sedgwick (SED):</text:p>
      <text:p text:style-name="P19">Austen (AUS):</text:p>
      <text:h text:style-name="P22" text:outline-level="1">Auslassungen</text:h>
      <text:p text:style-name="P7">Folgende Personen wurden nicht berücksichtigt: </text:p>
      <text:list xml:id="list1704487578" text:style-name="L4">
        <text:list-item>
          <text:p text:style-name="P17">Weaver (WEA) </text:p>
        </text:list-item>
        <text:list-item>
          <text:p text:style-name="P17">Williams (WIL)</text:p>
        </text:list-item>
      </text:list>
      <text:p text:style-name="P7">Zu 1) </text:p>
      <text:p text:style-name="P8">WEA trägt nichts Neues bei, <text:span text:style-name="T9">außer eine Datierung zum Zeitpunkt S8, die einem von allen anderen geteilten Satz widerspricht, nämlich [Standard Sequence]. </text:span></text:p>
      <text:p text:style-name="P8">Zunächst beschränkt er sich auf Aussagen über Nordirland <text:span text:style-name="T9">(§4.4, §5.6)</text:span>. Dieses Fallbeispiel ist im Moment ausgelassen. Zum Zeitpunkt S6 datiert er gemäß COA (§9.2 ,§9.4) . <text:span text:style-name="T9">Letztlich, zum Zeitpunkt S8, schlägt er vor den Non-Culm zwischen ORS und SIL zu datieren (§13.5). Dies ist unmöglich gegeben die von allen anderen geteilte Definition der Standard Sequenz.</text:span></text:p>
      <text:p text:style-name="P9">Zu 2)</text:p>
      <text:p text:style-name="P9">WIL trägt zu der Debatte durch seine Fossilienfunde <text:span text:style-name="T10">und Strukturbeobachtungen</text:span> in Devon bei. </text:p>
      <text:p text:style-name="P9"><text:soft-page-break/>Zunächst datiert WIL gemäß GRE (§6.2, §7.3, §9.1). Als zum Zeitpunkt S7 DEV.3 vorgeschlagen wird, lehnt er es ab, ändert <text:span text:style-name="T10">jedoch</text:span> seine Position gemäß GRE.3b, <text:span text:style-name="T10">er hält die Sequenz für ungebrochen und den Main Culm - <text:s/>ORS alt <text:s/>- für die jüngste Gesteinsschicht. Letztlich legt er sich auf eine Position fest, die Beobachtungsaussagen über die Struktur der Gesteinsschichten in Devon enthält, die von niemanden geteilt werden</text:span></text:p>
      <text:list xml:id="list2073695933" text:style-name="L5">
        <text:list-item>
          <text:p text:style-name="P18">Ablehnung von [Culm Trough]</text:p>
        </text:list-item>
        <text:list-item>
          <text:p text:style-name="P18">Akzeptanz [Culm Saddle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3:27:06.643527411</meta:creation-date>
    <dc:date>2020-08-20T11:39:49.038851553</dc:date>
    <meta:editing-duration>PT1H4M52S</meta:editing-duration>
    <meta:editing-cycles>18</meta:editing-cycles>
    <meta:generator>LibreOffice/6.1.5.2$Linux_X86_64 LibreOffice_project/10$Build-2</meta:generator>
    <meta:document-statistic meta:table-count="0" meta:image-count="0" meta:object-count="0" meta:page-count="3" meta:paragraph-count="39" meta:word-count="627" meta:character-count="4226" meta:non-whitespace-character-count="3637"/>
  </office:meta>
</office:document-meta>
</file>